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69E0BC3E989DDBAA.png" manifest:media-type="image/png"/>
  <manifest:file-entry manifest:full-path="Pictures/10000001000005620000024FDC42B1FDCBE625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1">LUCKY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DC42B1FDCBE6257F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DC42B1FDCBE6257F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69E0BC3E989DDBAA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69E0BC3E989DDB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6T18:46:57.343359909</dc:date>
    <meta:editing-duration>PT1H57M16S</meta:editing-duration>
    <meta:editing-cycles>6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17" meta:non-whitespace-character-count="15"/>
  </office:meta>
</office:document-meta>
</file>